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7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9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17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6303d6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3fe3f" officeooo:paragraph-rsid="0023fe3f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5aba2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74a7e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a73e5" officeooo:paragraph-rsid="002ae695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6e19f" officeooo:paragraph-rsid="0036e19f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8701c" officeooo:paragraph-rsid="0038701c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cbe0a" officeooo:paragraph-rsid="003cbe0a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13788" officeooo:paragraph-rsid="00413788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13788" officeooo:paragraph-rsid="0043ed92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59f77" officeooo:paragraph-rsid="00459f77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72e44" officeooo:paragraph-rsid="00472e44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9f325" officeooo:paragraph-rsid="0049f325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2a9fa" officeooo:paragraph-rsid="0052a9fa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45039" officeooo:paragraph-rsid="00545039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99452" officeooo:paragraph-rsid="00599452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99452" officeooo:paragraph-rsid="005d44f1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d6883" officeooo:paragraph-rsid="005d6883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5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5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5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5aba2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74a7e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ae695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305deb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9c3d" officeooo:paragraph-rsid="000f9c3d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3bda41" officeooo:paragraph-rsid="003bda41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3bda41" officeooo:paragraph-rsid="003cbe0a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71218" officeooo:paragraph-rsid="00471218" style:font-size-asian="12pt" style:font-weight-asian="normal" style:font-size-complex="12pt" style:font-weight-complex="normal"/>
    </style:style>
    <style:style style:name="P6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86109" officeooo:paragraph-rsid="00486109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b96dd" officeooo:paragraph-rsid="004b96dd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2a9fa" officeooo:paragraph-rsid="0052a9fa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45039" officeooo:paragraph-rsid="00545039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c7043" officeooo:paragraph-rsid="005c7043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d6883" officeooo:paragraph-rsid="005ec0c0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7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5aba2" officeooo:paragraph-rsid="0025aba2" style:font-size-asian="12pt" style:font-weight-asian="bold" style:font-size-complex="12pt" style:font-weight-complex="bold"/>
    </style:style>
    <style:style style:name="P74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75" style:family="paragraph" style:parent-style-name="Preformatted_20_Text">
      <style:text-properties style:use-window-font-color="true" loext:opacity="0%" style:text-position="sub 58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7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7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7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79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80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81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fo:color="#158466" loext:opacity="100%" style:font-name="Times New Roman" fo:font-size="12pt" style:text-underline-style="none" fo:font-weight="bold" officeooo:rsid="00565cde" officeooo:paragraph-rsid="00565cde" style:font-size-asian="12pt" style:font-weight-asian="bold" style:font-size-complex="12pt" style:font-weight-complex="bold"/>
    </style:style>
    <style:style style:name="P84" style:family="paragraph" style:parent-style-name="Preformatted_20_Text">
      <style:text-properties fo:color="#158466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85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86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87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88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89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90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91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92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94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officeooo:paragraph-rsid="0049f325"/>
    </style:style>
    <style:style style:name="P97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98" style:family="paragraph" style:parent-style-name="Preformatted_20_Text">
      <style:text-properties style:font-name="Times New Roman" fo:font-size="12pt" style:font-size-asian="12pt" style:font-size-complex="12pt"/>
    </style:style>
    <style:style style:name="P99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100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01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102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103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104" style:family="paragraph" style:parent-style-name="Preformatted_20_Text" style:list-style-name="L7">
      <style:text-properties style:use-window-font-color="true" loext:opacity="0%" style:text-position="0% 100%" style:font-name="Times New Roman" fo:font-size="12pt" style:text-underline-style="none" fo:font-weight="normal" officeooo:rsid="00471218" officeooo:paragraph-rsid="00471218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6cfbe" officeooo:paragraph-rsid="0066cfbe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a6a65" officeooo:paragraph-rsid="006a6a65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a6a65" officeooo:paragraph-rsid="006f2583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1e876" officeooo:paragraph-rsid="0071e876" style:font-size-asian="12pt" style:font-weight-asian="normal" style:font-size-complex="12pt" style:font-weight-complex="normal"/>
    </style:style>
    <style:style style:name="P110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11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112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paragraph-rsid="0015c4a4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742eb8" officeooo:paragraph-rsid="00742eb8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5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officeooo:paragraph-rsid="00742eb8" style:font-size-asian="14pt" style:font-weight-asian="bold" style:font-size-complex="14pt" style:font-weight-complex="bold"/>
    </style:style>
    <style:style style:name="P116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11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style:text-underline-style="none" officeooo:rsid="00294789"/>
    </style:style>
    <style:style style:name="T9" style:family="text">
      <style:text-properties style:text-position="sub 58%" style:text-underline-style="none" officeooo:rsid="002ae695"/>
    </style:style>
    <style:style style:name="T10" style:family="text">
      <style:text-properties style:text-position="sub 58%" style:text-underline-style="none" officeooo:rsid="002bee5d"/>
    </style:style>
    <style:style style:name="T11" style:family="text">
      <style:text-properties style:text-position="sub 58%" style:text-underline-style="none" officeooo:rsid="002f1b2d"/>
    </style:style>
    <style:style style:name="T12" style:family="text">
      <style:text-properties style:text-position="sub 58%" style:text-underline-style="none" officeooo:rsid="00368907"/>
    </style:style>
    <style:style style:name="T13" style:family="text">
      <style:text-properties style:text-position="sub 58%" style:text-underline-style="none" officeooo:rsid="005ea279"/>
    </style:style>
    <style:style style:name="T14" style:family="text">
      <style:text-properties style:text-position="sub 58%" style:text-underline-style="none" officeooo:rsid="0060b847"/>
    </style:style>
    <style:style style:name="T15" style:family="text">
      <style:text-properties style:text-position="sub 58%" officeooo:rsid="00386eb3"/>
    </style:style>
    <style:style style:name="T16" style:family="text">
      <style:text-properties style:text-position="sub 58%" officeooo:rsid="0043ed92"/>
    </style:style>
    <style:style style:name="T17" style:family="text">
      <style:text-properties style:text-position="sub 58%" officeooo:rsid="005d44f1"/>
    </style:style>
    <style:style style:name="T18" style:family="text">
      <style:text-properties style:text-position="sub 58%" officeooo:rsid="006d060b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f9c3d"/>
    </style:style>
    <style:style style:name="T21" style:family="text">
      <style:text-properties style:text-underline-style="solid" style:text-underline-width="auto" style:text-underline-color="font-color" officeooo:rsid="001ead3e"/>
    </style:style>
    <style:style style:name="T22" style:family="text">
      <style:text-properties style:text-underline-style="solid" style:text-underline-width="auto" style:text-underline-color="font-color" officeooo:rsid="0021e9c6"/>
    </style:style>
    <style:style style:name="T23" style:family="text">
      <style:text-properties style:text-underline-style="solid" style:text-underline-width="auto" style:text-underline-color="font-color" officeooo:rsid="00424960"/>
    </style:style>
    <style:style style:name="T24" style:family="text">
      <style:text-properties officeooo:rsid="000da454"/>
    </style:style>
    <style:style style:name="T25" style:family="text">
      <style:text-properties style:text-position="0% 100%" officeooo:rsid="000da454"/>
    </style:style>
    <style:style style:name="T26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27" style:family="text">
      <style:text-properties fo:color="#00a933" loext:opacity="100%" fo:font-size="14pt" style:font-size-asian="14pt" style:font-size-complex="1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ead3e" style:font-weight-asian="bold" style:font-weight-complex="bold"/>
    </style:style>
    <style:style style:name="T30" style:family="text">
      <style:text-properties fo:font-weight="bold" officeooo:rsid="00565cde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23fe3f"/>
    </style:style>
    <style:style style:name="T33" style:family="text">
      <style:text-properties style:text-underline-style="none" officeooo:rsid="00294789"/>
    </style:style>
    <style:style style:name="T34" style:family="text">
      <style:text-properties style:text-underline-style="none" officeooo:rsid="002a73e5"/>
    </style:style>
    <style:style style:name="T35" style:family="text">
      <style:text-properties style:text-underline-style="none" officeooo:rsid="002ae695"/>
    </style:style>
    <style:style style:name="T36" style:family="text">
      <style:text-properties style:text-underline-style="none" officeooo:rsid="002bee5d"/>
    </style:style>
    <style:style style:name="T37" style:family="text">
      <style:text-properties style:text-underline-style="none" officeooo:rsid="002db8e3"/>
    </style:style>
    <style:style style:name="T38" style:family="text">
      <style:text-properties style:text-underline-style="none" officeooo:rsid="002f1b2d"/>
    </style:style>
    <style:style style:name="T39" style:family="text">
      <style:text-properties style:text-underline-style="none" officeooo:rsid="00305deb"/>
    </style:style>
    <style:style style:name="T40" style:family="text">
      <style:text-properties style:text-underline-style="none" officeooo:rsid="003cbe0a"/>
    </style:style>
    <style:style style:name="T41" style:family="text">
      <style:text-properties style:text-underline-style="none" officeooo:rsid="004db368"/>
    </style:style>
    <style:style style:name="T42" style:family="text">
      <style:text-properties style:text-underline-style="none" officeooo:rsid="00507a1a"/>
    </style:style>
    <style:style style:name="T43" style:family="text">
      <style:text-properties style:text-underline-style="none" officeooo:rsid="005ea279"/>
    </style:style>
    <style:style style:name="T44" style:family="text">
      <style:text-properties style:text-underline-style="none" officeooo:rsid="005feb16"/>
    </style:style>
    <style:style style:name="T45" style:family="text">
      <style:text-properties style:text-underline-style="none" officeooo:rsid="0060b847"/>
    </style:style>
    <style:style style:name="T46" style:family="text">
      <style:text-properties style:text-underline-style="none" officeooo:rsid="0061647d"/>
    </style:style>
    <style:style style:name="T47" style:family="text">
      <style:text-properties officeooo:rsid="000f9c3d"/>
    </style:style>
    <style:style style:name="T48" style:family="text">
      <style:text-properties officeooo:rsid="00103cfe"/>
    </style:style>
    <style:style style:name="T49" style:family="text">
      <style:text-properties style:use-window-font-color="true" loext:opacity="0%"/>
    </style:style>
    <style:style style:name="T50" style:family="text">
      <style:text-properties style:use-window-font-color="true" loext:opacity="0%" officeooo:rsid="001ead3e"/>
    </style:style>
    <style:style style:name="T51" style:family="text">
      <style:text-properties style:use-window-font-color="true" loext:opacity="0%" fo:font-weight="bold" style:font-weight-asian="bold" style:font-weight-complex="bold"/>
    </style:style>
    <style:style style:name="T52" style:family="text">
      <style:text-properties style:use-window-font-color="true" loext:opacity="0%" fo:font-weight="bold" officeooo:rsid="001ead3e" style:font-weight-asian="bold" style:font-weight-complex="bold"/>
    </style:style>
    <style:style style:name="T53" style:family="text">
      <style:text-properties style:use-window-font-color="true" loext:opacity="0%" style:text-position="0% 100%" style:font-name="Times New Roman" fo:font-size="12pt" style:text-underline-style="none" fo:font-weight="normal" officeooo:rsid="0049f325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text-position="0% 100%" style:font-name="Times New Roman" fo:font-size="12pt" style:text-underline-style="none" fo:font-weight="normal" officeooo:rsid="004b96dd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text-position="sub 58%" style:font-name="Times New Roman" fo:font-size="12pt" style:text-underline-style="none" fo:font-weight="normal" officeooo:rsid="0049f325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text-position="sub 58%" style:font-name="Times New Roman" fo:font-size="12pt" style:text-underline-style="none" fo:font-weight="normal" officeooo:rsid="004b96dd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fo:font-weight="normal" style:font-weight-asian="normal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1ead3e" style:font-style-asian="normal" style:font-style-complex="normal"/>
    </style:style>
    <style:style style:name="T60" style:family="text">
      <style:text-properties fo:font-style="normal" officeooo:rsid="0021e9c6" style:font-style-asian="normal" style:font-style-complex="normal"/>
    </style:style>
    <style:style style:name="T61" style:family="text">
      <style:text-properties fo:font-style="normal" officeooo:rsid="0015c4a4" style:font-style-asian="normal" style:font-style-complex="normal"/>
    </style:style>
    <style:style style:name="T62" style:family="text">
      <style:text-properties fo:font-style="normal" officeooo:rsid="007647a9" style:font-style-asian="normal" style:font-style-complex="normal"/>
    </style:style>
    <style:style style:name="T63" style:family="text">
      <style:text-properties fo:font-style="normal" officeooo:rsid="00765c39" style:font-style-asian="normal" style:font-style-complex="normal"/>
    </style:style>
    <style:style style:name="T64" style:family="text">
      <style:text-properties officeooo:rsid="00171877"/>
    </style:style>
    <style:style style:name="T65" style:family="text">
      <style:text-properties officeooo:rsid="00175bea"/>
    </style:style>
    <style:style style:name="T66" style:family="text">
      <style:text-properties officeooo:rsid="001ead3e"/>
    </style:style>
    <style:style style:name="T67" style:family="text">
      <style:text-properties fo:color="#800080" loext:opacity="100%" fo:font-weight="bold" officeooo:rsid="001ead3e" style:font-weight-asian="bold" style:font-weight-complex="bold"/>
    </style:style>
    <style:style style:name="T68" style:family="text">
      <style:text-properties fo:color="#bf0041" loext:opacity="100%" fo:font-weight="bold" style:font-weight-asian="bold" style:font-weight-complex="bold"/>
    </style:style>
    <style:style style:name="T69" style:family="text">
      <style:text-properties officeooo:rsid="002029bb"/>
    </style:style>
    <style:style style:name="T70" style:family="text">
      <style:text-properties officeooo:rsid="0021e9c6"/>
    </style:style>
    <style:style style:name="T71" style:family="text">
      <style:text-properties officeooo:rsid="0022f778"/>
    </style:style>
    <style:style style:name="T72" style:family="text">
      <style:text-properties officeooo:rsid="00386eb3"/>
    </style:style>
    <style:style style:name="T73" style:family="text">
      <style:text-properties officeooo:rsid="0038701c"/>
    </style:style>
    <style:style style:name="T74" style:family="text">
      <style:text-properties officeooo:rsid="0038b115"/>
    </style:style>
    <style:style style:name="T75" style:family="text">
      <style:text-properties officeooo:rsid="003bda41"/>
    </style:style>
    <style:style style:name="T76" style:family="text">
      <style:text-properties officeooo:rsid="003fcef6"/>
    </style:style>
    <style:style style:name="T77" style:family="text">
      <style:text-properties officeooo:rsid="00424960"/>
    </style:style>
    <style:style style:name="T78" style:family="text">
      <style:text-properties officeooo:rsid="0043ed92"/>
    </style:style>
    <style:style style:name="T79" style:family="text">
      <style:text-properties officeooo:rsid="0046cf3f"/>
    </style:style>
    <style:style style:name="T80" style:family="text">
      <style:text-properties officeooo:rsid="0047a304"/>
    </style:style>
    <style:style style:name="T81" style:family="text">
      <style:text-properties officeooo:rsid="0053c7d7"/>
    </style:style>
    <style:style style:name="T82" style:family="text">
      <style:text-properties officeooo:rsid="00540e6b"/>
    </style:style>
    <style:style style:name="T83" style:family="text">
      <style:text-properties officeooo:rsid="0055da44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officeooo:rsid="005a5ff2"/>
    </style:style>
    <style:style style:name="T86" style:family="text">
      <style:text-properties officeooo:rsid="005d44f1"/>
    </style:style>
    <style:style style:name="T87" style:family="text">
      <style:text-properties officeooo:rsid="005d6883"/>
    </style:style>
    <style:style style:name="T88" style:family="text">
      <style:text-properties fo:font-style="italic" officeooo:rsid="0015c4a4" style:font-style-asian="italic" style:font-style-complex="italic"/>
    </style:style>
    <style:style style:name="T89" style:family="text">
      <style:text-properties officeooo:rsid="0068231c"/>
    </style:style>
    <style:style style:name="T90" style:family="text">
      <style:text-properties officeooo:rsid="006b780d"/>
    </style:style>
    <style:style style:name="T91" style:family="text">
      <style:text-properties officeooo:rsid="006d060b"/>
    </style:style>
    <style:style style:name="T92" style:family="text">
      <style:text-properties officeooo:rsid="006f2583"/>
    </style:style>
    <style:style style:name="T93" style:family="text">
      <style:text-properties officeooo:rsid="0061647d"/>
    </style:style>
    <style:style style:name="T94" style:family="text">
      <style:text-properties officeooo:rsid="00507a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Toto jsou vyřešené otázky z anorganiky (chemie). Otázky pocházejí ze souboru anorganika.txt, jehož autorem je pan Ladislav Trnka.</text:p>
      <text:p text:style-name="P74">Otázky byly vyřešeny Pavlem Vránou pomocí videí, jejichž autorem je opět pan Ladislav Trnka.</text:p>
      <text:p text:style-name="P74">Soubor podléhá licenci GNU General Public Licence v3.0</text:p>
      <text:p text:style-name="P19"/>
      <text:p text:style-name="P20"><text:span text:style-name="T29">tmavě </text:span><text:span text:style-name="T28">modře</text:span> <text:span text:style-name="T50">a</text:span><text:span text:style-name="T52"> písmenem H </text:span><text:span text:style-name="T50">j</text:span><text:span text:style-name="T49">sou označeny otázky týkající se vodíku</text:span></text:p>
      <text:p text:style-name="P82"><text:span text:style-name="T30">světle </text:span><text:span text:style-name="T28">zeleně</text:span> <text:span text:style-name="T50">a </text:span><text:span text:style-name="T52">písmenem O </text:span><text:span text:style-name="T49">jsou označeny otázky týkající se vodíku</text:span></text:p>
      <text:p text:style-name="P81"><text:span text:style-name="T67">fialově</text:span> <text:span text:style-name="T50">a </text:span><text:span text:style-name="T52">písmenem X </text:span><text:span text:style-name="T49">jsou označeny otázky týkající se halogenů</text:span></text:p>
      <text:p text:style-name="P90"><text:span text:style-name="T28">žlutě</text:span> <text:span text:style-name="T49">a </text:span><text:span text:style-name="T51">písmenem S </text:span><text:span text:style-name="T49">jsou označeny otázky týkající se síry</text:span></text:p>
      <text:p text:style-name="P92"><text:span text:style-name="T28">světle modře</text:span> <text:span text:style-name="T49">a </text:span><text:span text:style-name="T51">písmenem N </text:span><text:span text:style-name="T49">jsou označeny otázky týkající se dusíku</text:span></text:p>
      <text:p text:style-name="P94"><text:span text:style-name="T28">oranžově</text:span> <text:span text:style-name="T49">a </text:span><text:span text:style-name="T51">písmenem P </text:span><text:span text:style-name="T49">jsou označeny otázky týkající se fosforu</text:span></text:p>
      <text:p text:style-name="P83">tmavě zeleně<text:span text:style-name="T84"> </text:span><text:span text:style-name="T57">a </text:span><text:span text:style-name="T49">písmeny As </text:span><text:span text:style-name="T57">je označena otázka týkající se arsenu</text:span></text:p>
      <text:p text:style-name="P95"><text:span text:style-name="T68">červeně</text:span> <text:span text:style-name="T49">a </text:span><text:span text:style-name="T51">písmenem C </text:span><text:span text:style-name="T49">jsou označeny otázky týkající se uhlíku</text:span></text:p>
      <text:p text:style-name="P19"/>
      <text:p text:style-name="P112"><text:span text:style-name="T88">kurzívou </text:span><text:span text:style-name="T61">je napsány doplňující informace </text:span><text:span text:style-name="T60">(ty však v testu nebudou)</text:span><text:span text:style-name="T61"> </text:span><text:span text:style-name="T59">nebo jiné možn</text:span><text:span text:style-name="T60">é</text:span><text:span text:style-name="T59"> odpovědi </text:span><text:span text:style-name="T60">na otázky</text:span><text:span text:style-name="T59"> (</text:span><text:span text:style-name="T60">ty však nemají vypracované </text:span><text:span text:style-name="T59">řešení)</text:span></text:p>
      <text:p text:style-name="P112"><text:span text:style-name="T59"/></text:p>
      <text:p text:style-name="P113"><text:span text:style-name="T59">V</text:span><text:span text:style-name="T58">AROVÁNÍ: </text:span><text:span text:style-name="T63">O</text:span><text:span text:style-name="T58">tázka týkající se arsenu je v původních otázkách pana Ladislava Trnky označena, že se týká fosforu, </text:span><text:span text:style-name="T62">i když se opravdu týká arsen</text:span><text:span text:style-name="T63">u</text:span><text:span text:style-name="T62">. </text:span><text:span text:style-name="T63">Zde je označena, že se týká arsenu.</text:span></text:p>
      <text:p text:style-name="P19"/>
      <text:p text:style-name="P115"/>
      <text:p text:style-name="P115"/>
      <text:p text:style-name="P115"/>
      <text:p text:style-name="P19">H Výskyt vodíku v přírodě, jeho izotopy</text:p>
      <text:p text:style-name="P2"/>
      <text:p text:style-name="P7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24">(protože je lehčí než vzduch)</text:span>; součást org. <text:span text:style-name="T24">l</text:span>átek, hydrogensolí, kyselin; celkem asi 0,87% (hm.) Země</text:p>
      <text:p text:style-name="P2"/>
      <text:p text:style-name="P2"/>
      <text:p text:style-name="P19">H Výroba vodíku - popište slovně a chemick<text:span text:style-name="T48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6">Termický rozklad methanu:</text:p>
      <text:p text:style-name="P2"/>
      <text:p text:style-name="P2">rozklad methanu – za teploty 1200˚C <text:span text:style-name="T24">se</text:span> molekula methanu rozbije na uhlík a dva vodíky (uhlík zůstává v podobě sazí, vodík uteče = snadná separace) → CH4</text:p>
      <text:p text:style-name="P2"/>
      <text:p text:style-name="P3"><text:span text:style-name="T24">CH</text:span><text:span text:style-name="T4">4</text:span><text:span text:style-name="T24"> → C + 2H</text:span><text:span text:style-name="T4">2 <text:s text:c="23"/></text:span><text:span text:style-name="T25">t <text:s/>=1200˚C</text:span></text:p>
      <text:p text:style-name="P3"><text:span text:style-name="T25"/></text:p>
      <text:p text:style-name="P2"/>
      <text:p text:style-name="P19"><text:soft-page-break/>H Laboratorní příprava vodíku - popište slovně a chemick<text:span text:style-name="T48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><text:span text:style-name="T19">reakce alkalick</text:span><text:span text:style-name="T22">ého</text:span><text:span text:style-name="T19"> kov</text:span><text:span text:style-name="T22">u</text:span><text:span text:style-name="T19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24">2</text:span>H<text:span text:style-name="T3">2</text:span>O → <text:span text:style-name="T24">2</text:span>NaOH + H<text:span text:style-name="T3">2</text:span></text:p>
      <text:p text:style-name="P2"/>
      <text:p text:style-name="P2"/>
      <text:p text:style-name="P19">H Užití vodíku v technické a výrobní praxi</text:p>
      <text:p text:style-name="P1"/>
      <text:list text:style-name="L1">
        <text:list-item>
          <text:p text:style-name="P97">výroba amoniaku, kys. chlorovodíkové </text:p>
        </text:list-item>
        <text:list-item>
          <text:p text:style-name="P97">hydrogenace tuků a jiných org. molekul</text:p>
        </text:list-item>
        <text:list-item>
          <text:p text:style-name="P97">svařování (kyslíkovodíkový plamen)</text:p>
        </text:list-item>
        <text:list-item>
          <text:p text:style-name="P97">Výroba kovů z těžko redukovatelných oxidů</text:p>
        </text:list-item>
      </text:list>
      <text:p text:style-name="P9"/>
      <text:p text:style-name="P12"/>
      <text:p text:style-name="P21">O Výskyt kyslíku v přírodě</text:p>
      <text:p text:style-name="P17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1"><text:span text:style-name="T27">O Výroba kyslíku</text:span> </text:p>
      <text:p text:style-name="P11"/>
      <text:p text:style-name="P14">frakční destilací zkapalněného vzduchu (současně získáváme i dusík)</text:p>
      <text:p text:style-name="P14"/>
      <text:p text:style-name="P14"/>
      <text:p text:style-name="P21">O Laboratorní příprava kyslíku - popište slovní a chemick<text:span text:style-name="T64">o</text:span>u rovnicí alespoň jeden způsob</text:p>
      <text:p text:style-name="P17"/>
      <text:p text:style-name="P15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3"/>
      <text:p text:style-name="P13">Rozkladem K<text:span text:style-name="T65">M</text:span>nO<text:span text:style-name="T3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8"><text:span text:style-name="T26"><text:tab/> <text:s text:c="3"/></text:span><text:span text:style-name="T5">T˚C</text:span></text:p>
      <text:p text:style-name="P16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23"/>
      <text:p text:style-name="P23"/>
      <text:p text:style-name="P23"/>
      <text:p text:style-name="P23"><text:soft-page-break/>O Užití kyslíku v technické a výrobní praxi</text:p>
      <text:p text:style-name="P18"/>
      <text:list text:style-name="L2">
        <text:list-item>
          <text:p text:style-name="P100">k provedení reakcí, které vyžadují více kyslíku, než je ve vzduchu, v hutnictví k získávání Fe</text:p>
        </text:list-item>
        <text:list-item>
          <text:p text:style-name="P100">Ke svařování a řezání kovů</text:p>
        </text:list-item>
        <text:list-item>
          <text:p text:style-name="P100">Při výrobě celé řady látek (např. H<text:span text:style-name="T3">2</text:span>SO<text:span text:style-name="T3">4</text:span>)</text:p>
        </text:list-item>
        <text:list-item>
          <text:p text:style-name="P100">Ve zdravotnictví</text:p>
        </text:list-item>
        <text:list-item>
          <text:p text:style-name="P100">V letectví a kosmonautice</text:p>
        </text:list-item>
      </text:list>
      <text:p text:style-name="P22"/>
      <text:p text:style-name="P22"/>
      <text:p text:style-name="P22">O Kritéria dělení oxidů - u každé skupiny uveďte alespoň jeden příklad</text:p>
      <text:p text:style-name="P22"/>
      <text:list text:style-name="L3">
        <text:list-item>
          <text:p text:style-name="P101">dělí se dle reakce s vodou na:</text:p>
          <text:list>
            <text:list-item>
              <text:p text:style-name="P101">kyselinotvorné – CO<text:span text:style-name="T3">2</text:span> (oxid uhličitý)</text:p>
            </text:list-item>
            <text:list-item>
              <text:p text:style-name="P101">zásadotvorné - CaO</text:p>
            </text:list-item>
            <text:list-item>
              <text:p text:style-name="P101">amfoterní - ZnO</text:p>
            </text:list-item>
            <text:list-item>
              <text:p text:style-name="P101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51"><text:span text:style-name="T19">Výroba</text:span>: <text:span text:style-name="T28">rozklad BaO</text:span><text:span text:style-name="T6">2</text:span> zředěnou kys. sírovou</text:p>
      <text:p text:style-name="P51"/>
      <text:p text:style-name="P51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51"/>
      <text:p text:style-name="P51"><text:soft-page-break/><text:span text:style-name="T21">Využití:</text:span><text:span text:style-name="T66"> </text:span>Laboratoře (oxidační a redukční účinky), ředěný roztok na čištění ran v lékárničkách (kyslík ve stavu zrodu – působí mikrobicidně na všechny bakterie = <text:span text:style-name="T28">dezinfekce rány</text:span>)</text:p>
      <text:p text:style-name="P51"/>
      <text:p text:style-name="P51"/>
      <text:p text:style-name="P24">O Popište druhy vod z hlediska tvrdosti, čím je tvrdost vody způsobena</text:p>
      <text:p text:style-name="P24"/>
      <text:p text:style-name="P51">Způsobena rozpuštěnými vápenatými a hořečnatými solemi</text:p>
      <text:p text:style-name="P51"/>
      <text:list text:style-name="L4">
        <text:list-item>
          <text:p text:style-name="P110">Přechodná (karbonátová)</text:p>
          <text:list>
            <text:list-item>
              <text:p text:style-name="P110">Lze odstranit varem</text:p>
            </text:list-item>
            <text:list-item>
              <text:p text:style-name="P110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110">(Varem se rozkládají na uhličitany, které jsou méně rozpustné)</text:p>
            </text:list-item>
          </text:list>
        </text:list-item>
        <text:list-item>
          <text:p text:style-name="P110">Trvalá</text:p>
          <text:list>
            <text:list-item>
              <text:p text:style-name="P110">Nelze odstranit varem</text:p>
            </text:list-item>
            <text:list-item>
              <text:p text:style-name="P110">Způsobena CaSO<text:span text:style-name="T3">4</text:span> a MgSO<text:span text:style-name="T3">4</text:span></text:p>
            </text:list-item>
          </text:list>
        </text:list-item>
      </text:list>
      <text:p text:style-name="P51"/>
      <text:p text:style-name="P51">Celková = Přechodná + Trvalá</text:p>
      <text:p text:style-name="P51"/>
      <text:p text:style-name="P51"/>
      <text:p text:style-name="P24">O Jak je definováno pH a jak se podle něj rozlišují látky kyselé a zásadité</text:p>
      <text:p text:style-name="P24"/>
      <text:p text:style-name="P51">Záporný dekadický logaritmus koncentrace H<text:span text:style-name="T1">+</text:span> iontů</text:p>
      <text:p text:style-name="P51"/>
      <text:p text:style-name="P51">pH &lt; 7<text:tab/><text:tab/>látka je kyselá</text:p>
      <text:p text:style-name="P51">pH &gt; 7<text:tab/><text:tab/>látka je zásaditá</text:p>
      <text:p text:style-name="P51">pH = 7<text:tab/><text:tab/>látka je neutrální</text:p>
      <text:p text:style-name="P51"/>
      <text:p text:style-name="P51"/>
      <text:p text:style-name="P85">X Fyzický vzhled jednotlivých halogenů, jejich účinky na lidský organismus</text:p>
      <text:p text:style-name="P76"/>
      <text:p text:style-name="P52">F, Cl – žlutozelené plyny</text:p>
      <text:p text:style-name="P52">Br – červenohnědá kapalina</text:p>
      <text:p text:style-name="P52">I – fialová pevná látka</text:p>
      <text:p text:style-name="P52"/>
      <text:p text:style-name="P52">Pro všechny platí, že při styku s pokožkou, respektive s vlhkostí na sliznici, oku nebo právě pokožce se tvoří kyselina, která člověka leptá.</text:p>
      <text:p text:style-name="P52"/>
      <text:p text:style-name="P52"/>
      <text:p text:style-name="P86">X Výskyt a výroba fluoru, průmyslové a technické využití jeho a jeho sloučenin</text:p>
      <text:p text:style-name="P77"/>
      <text:p text:style-name="P52"><text:span text:style-name="T19">Výskyt:</text:span> v čisté formě se nevyskytuje, pouze ve formě sloučenin (např. kazivec, kryolit a fluorapatit)</text:p>
      <text:p text:style-name="P52"/>
      <text:p text:style-name="P52"><text:span text:style-name="T19">Výroba:</text:span> elektrolýzou směsi KF a HF (vzniká KHF<text:span text:style-name="T3">2</text:span>)</text:p>
      <text:p text:style-name="P52"/>
      <text:p text:style-name="P54">Jeho využití:<text:span text:style-name="T31"> výroba freonů a dalších polyfluorovaných uhlovodíků</text:span></text:p>
      <text:p text:style-name="P54"><text:line-break/>Využití HF (kyseliny fluorovodíkové):<text:span text:style-name="T31"> příprava freonů, plastů, fluorace alkanů</text:span></text:p>
      <text:p text:style-name="P88"><text:soft-page-break/>X Výskyt chloru a jeho výroba - popište slovně a rovnicemi</text:p>
      <text:p text:style-name="P79"/>
      <text:p text:style-name="P52"><text:span text:style-name="T19">Výskyt:</text:span> samostatně se v přírodě nevyskytuje, je poměrně rozšířený ve formě sloučenin (např. NaCl, <text:tab/> <text:tab/> <text:s/>KCl, mořská voda)</text:p>
      <text:p text:style-name="P52"/>
      <text:p text:style-name="P54">Výroba:<text:span text:style-name="T31"> Elektrolýza roztoku NaCl</text:span></text:p>
      <text:p text:style-name="P52"/>
      <text:p text:style-name="P54"><text:span text:style-name="T31">2NaCl → Cl</text:span><text:span text:style-name="T7">2</text:span><text:span text:style-name="T31"> + 2Na</text:span></text:p>
      <text:p text:style-name="P52"/>
      <text:p text:style-name="P52">Na anodě:<text:tab/>2Cl<text:span text:style-name="T1">-</text:span> - 2e<text:span text:style-name="T1">-</text:span> → Cl<text:span text:style-name="T3">2</text:span></text:p>
      <text:p text:style-name="P52">Na katodě:<text:tab/>Na<text:span text:style-name="T1">+</text:span> + e<text:span text:style-name="T1">-</text:span> → Na<text:span text:style-name="T1">0</text:span></text:p>
      <text:p text:style-name="P52"/>
      <text:p text:style-name="P52"><text:tab/>2Na + 2H<text:span text:style-name="T3">2</text:span>O → 2NaOH + H<text:span text:style-name="T3">2</text:span></text:p>
      <text:p text:style-name="P52"/>
      <text:p text:style-name="P52"/>
      <text:p text:style-name="P86">X Laboratorní příprava chloru - uveďte vyčíslenou chemickou rovnicí alespoň jeden způsob</text:p>
      <text:p text:style-name="P77"/>
      <text:p text:style-name="P52">MnO<text:span text:style-name="T3">2</text:span> <text:s/>+ 4HCl → MnCl<text:span text:style-name="T3">2</text:span> + Cl<text:span text:style-name="T3">2</text:span> + 2H<text:span text:style-name="T3">2</text:span>O</text:p>
      <text:p text:style-name="P52"/>
      <text:p text:style-name="P52"/>
      <text:p text:style-name="P88">X Výroba a využití chlorovodíku</text:p>
      <text:p text:style-name="P79"/>
      <text:p text:style-name="P54">Výroba:<text:span text:style-name="T31"> Přímou syntézou prvků při 2000˚C</text:span></text:p>
      <text:p text:style-name="P54"/>
      <text:p text:style-name="P52"><text:tab/><text:tab/>H<text:span text:style-name="T3">2</text:span> + Cl<text:span text:style-name="T3">2</text:span> → 2HCl</text:p>
      <text:p text:style-name="P52"/>
      <text:p text:style-name="P54">Využití:<text:span text:style-name="T31"> léčiva, barvy, stavební materiály a plasty</text:span></text:p>
      <text:p text:style-name="P54"/>
      <text:p text:style-name="P54"/>
      <text:p text:style-name="P88">X Které znáte oxokyseliny chloru, uveďte příklady technického využití jejich solí</text:p>
      <text:p text:style-name="P79"/>
      <text:p text:style-name="P28">HClO (kys. chlorná), HClO<text:span text:style-name="T3">2</text:span> (kys. c<text:span text:style-name="T66">h</text:span>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86">X Jod - výskyt a výrob<text:span text:style-name="T47">a</text:span></text:p>
      <text:p text:style-name="P77"/>
      <text:p text:style-name="P52"><text:span text:style-name="T20">Výskyt:</text:span><text:span text:style-name="T47"> </text:span>Čistý se v přírodě nevyskytuje, <text:span text:style-name="T47">součást mořské vody a čilského ledku</text:span></text:p>
      <text:p text:style-name="P52"/>
      <text:p text:style-name="P53"><text:span text:style-name="T19">Výroba:</text:span> Spalování mořských chaluh, jejich oxidace a následná sublimace z popela</text:p>
      <text:p text:style-name="P53"/>
      <text:p text:style-name="P53"/>
      <text:p text:style-name="P53"><text:s/></text:p>
      <text:p text:style-name="P53"/>
      <text:p text:style-name="P53"/>
      <text:p text:style-name="P87"><text:soft-page-break/>X Definujte pojem esenciální prvek. Uveďte příklady</text:p>
      <text:p text:style-name="P78"/>
      <text:p text:style-name="P34">Prvek nutný pro normální funkci organismu, který může být přijímán pouze prostřednictvím potravy.</text:p>
      <text:p text:style-name="P78"/>
      <text:p text:style-name="P55">Příklady:<text:span text:style-name="T31"> </text:span><text:span text:style-name="T32">Fe, Mg, K, Ca, Zn, Se, I, Cu, Mn, Cr</text:span></text:p>
      <text:p text:style-name="P78"/>
      <text:p text:style-name="P78"/>
      <text:p text:style-name="P89">S Výskyt síry v přírodě, její vliv na život a životní prostředí</text:p>
      <text:p text:style-name="P72"/>
      <text:p text:style-name="P56">Výskyt:</text:p>
      <text:p text:style-name="P30">V elementární formě v oblastech s bohatou vulkanickou činností a v okolí horkých minerálních pramenů, v rudách ve formě sulfidů (pyrit, chalkopyrit, galenit, sfalerit), často doprovází uhlí, v atmosféře ve formě oxidů</text:p>
      <text:p text:style-name="P72"/>
      <text:p text:style-name="P72"/>
      <text:p text:style-name="P56">Vliv na život a životní prostředí:</text:p>
      <text:p text:style-name="P29">Sama o sobě není škodlivá; znečištění <text:span text:style-name="T69">životního prostředí </text:span>oxidy síry <text:span text:style-name="T69">(produkují je např. sopky, hlavně však člověk), síra přítomna v uhlí → </text:span>komplikace spalování uhlí; <text:span text:style-name="T69">oxidy síry doprovází ropu (jsou v benz</text:span><text:span text:style-name="T70">í</text:span><text:span text:style-name="T69">nu) → utíkají ve výfukových plynech</text:span></text:p>
      <text:p text:style-name="P29"><text:span text:style-name="T28">Biogenní prvek</text:span> – síra přítomna v aminokyselinách (tvoří bílkoviny a enzymy), nezbytně nutná k životu</text:p>
      <text:p text:style-name="P72"/>
      <text:p text:style-name="P72"/>
      <text:p text:style-name="P89">S Výroba síry a její využití v průmyslu</text:p>
      <text:p text:style-name="P72"/>
      <text:p text:style-name="P57">Výroba:<text:span text:style-name="T31"> Ze sulfanu izolovaného z ropných vrtů, přímým spalováním:<text:tab/>2H</text:span><text:span text:style-name="T7">2</text:span><text:span text:style-name="T31">S + O</text:span><text:span text:style-name="T7">2</text:span><text:span text:style-name="T31"> → 2S + 2H</text:span><text:span text:style-name="T7">2</text:span><text:span text:style-name="T31">O</text:span></text:p>
      <text:p text:style-name="P57"/>
      <text:p text:style-name="P57">Využití:</text:p>
      <text:list text:style-name="L5">
        <text:list-item>
          <text:p text:style-name="P102">Důležitá surovina v chemickém průmyslu (H<text:span text:style-name="T3">2</text:span>SO<text:span text:style-name="T3">4</text:span>, ...)</text:p>
        </text:list-item>
        <text:list-item>
          <text:p text:style-name="P102">Jako vulkanizační přísada při zpracování kaučuku</text:p>
        </text:list-item>
      </text:list>
      <text:p text:style-name="P72"/>
      <text:p text:style-name="P72"/>
      <text:p text:style-name="P89">S Sulfan - příprava (popište slovně a rovnicí), jeho vlastnosti a kde se s ním lze setkat</text:p>
      <text:p text:style-name="P31"/>
      <text:p text:style-name="P57">Příprava:<text:span text:style-name="T31"> Vytěsněním ze sulfidů silnou kyselinou v Kippově přístroji</text:span></text:p>
      <text:p text:style-name="P33"/>
      <text:p text:style-name="P33"><text:tab/><text:tab/>FeS + 2HCl → FeCl<text:span text:style-name="T3">2</text:span> + H<text:span text:style-name="T3">2</text:span>S</text:p>
      <text:p text:style-name="P33"/>
      <text:p text:style-name="P33"><text:tab/><text:tab/>FeS + H<text:span text:style-name="T3">2</text:span>SO<text:span text:style-name="T3">4</text:span> → FeSO<text:span text:style-name="T3">4</text:span> + H<text:span text:style-name="T3">2</text:span>S</text:p>
      <text:p text:style-name="P32"><text:tab/><text:tab/><text:tab/></text:p>
      <text:p text:style-name="P32"><text:tab/></text:p>
      <text:p text:style-name="P57">Vlastnosti:<text:span text:style-name="T31"> Bezbarvý plyn páchnoucí po zkažených vejcích, jedovatý (0,15% ve vzduchu způsobuje <text:tab/><text:tab/> <text:s text:c="6"/>smrt), páchne jen v nižších koncentracích</text:span></text:p>
      <text:p text:style-name="P31"/>
      <text:p text:style-name="P57">Používá se:<text:span text:style-name="T31"> v analytické chemii</text:span></text:p>
      <text:p text:style-name="P89"><text:soft-page-break/>S Oxidy síry, jejich výroba a vlastnosti a jejich dopad na životní prostředí</text:p>
      <text:p text:style-name="P31"/>
      <text:p text:style-name="P73">SO<text:span text:style-name="T3">2</text:span></text:p>
      <text:p text:style-name="P35"/>
      <text:p text:style-name="P58">Vlastnosti:<text:span text:style-name="T31"> </text:span><text:span text:style-name="T33">bezbarvý plyn štiplavého zápachu, </text:span><text:span text:style-name="T37">při vyšší koncentraci ho necítíme</text:span></text:p>
      <text:p text:style-name="P58"/>
      <text:p text:style-name="P60">Výroba:<text:span text:style-name="T31"> </text:span><text:span text:style-name="T34">hořením síry:<text:tab/></text:span><text:span text:style-name="T35">S + O</text:span><text:span text:style-name="T12">2</text:span><text:span text:style-name="T35"> → SO</text:span><text:span text:style-name="T9">2</text:span><text:span text:style-name="T34"> </text:span></text:p>
      <text:p text:style-name="P37"><text:s text:c="11"/><text:tab/> <text:s/></text:p>
      <text:p text:style-name="P60"><text:span text:style-name="T34"><text:s text:c="14"/>pražením pyritu: <text:s text:c="5"/></text:span><text:span text:style-name="T35">4FeS</text:span><text:span text:style-name="T9">2</text:span><text:span text:style-name="T35"> + 11O</text:span><text:span text:style-name="T9">2</text:span><text:span text:style-name="T35"> → 2Fe</text:span><text:span text:style-name="T9">2</text:span><text:span text:style-name="T35">O</text:span><text:span text:style-name="T9">3</text:span><text:span text:style-name="T35"> + 8SO</text:span><text:span text:style-name="T9">2</text:span></text:p>
      <text:p text:style-name="P58"/>
      <text:p text:style-name="P58">Dopad na životní prostředí:<text:span text:style-name="T31"> </text:span><text:span text:style-name="T37">je toxický, </text:span><text:span text:style-name="T39">hromadí se v ovzduší → vznik kyselých dešťů</text:span></text:p>
      <text:p text:style-name="P35"/>
      <text:p text:style-name="P35"/>
      <text:p text:style-name="P73">SO<text:span text:style-name="T3">3</text:span></text:p>
      <text:p text:style-name="P36"/>
      <text:p text:style-name="P59">Vlastnosti:<text:span text:style-name="T31"> </text:span><text:span text:style-name="T33">existuje ve všech třech skupenstvích; v kapalném a pevném stavu tvoří polymery (SO</text:span><text:span text:style-name="T8">3</text:span><text:span text:style-name="T33">)m, <text:s text:c="4"/><text:tab/> <text:s text:c="6"/>kde m &gt; 3</text:span></text:p>
      <text:p text:style-name="P59"/>
      <text:p text:style-name="P59">Výroba:<text:span text:style-name="T31"> </text:span><text:span text:style-name="T36">Reakcí oxidu siřičitého s kyslíkem:<text:tab/><text:tab/>2SO</text:span><text:span text:style-name="T10">2</text:span><text:span text:style-name="T36"> + O</text:span><text:span text:style-name="T10">2</text:span><text:span text:style-name="T36"> → SO</text:span><text:span text:style-name="T10">3<text:tab/></text:span><text:span text:style-name="T36">katalyzátor: V</text:span><text:span text:style-name="T10">2</text:span><text:span text:style-name="T36">O</text:span><text:span text:style-name="T10">5</text:span><text:span text:style-name="T36">, t = 425˚C</text:span></text:p>
      <text:p text:style-name="P59"/>
      <text:p text:style-name="P61">Dopad na životní prostředí:<text:span text:style-name="T31"> </text:span><text:span text:style-name="T38">nebezpečnější než SO</text:span><text:span text:style-name="T11">2</text:span><text:span text:style-name="T38">, </text:span><text:span text:style-name="T39">hromadí se v ovzduší → vznik kyselých dešťů</text:span></text:p>
      <text:p text:style-name="P62"/>
      <text:p text:style-name="P31"/>
      <text:p text:style-name="P89">S Výroba kyseliny sírové - popište rovnicemi</text:p>
      <text:p text:style-name="P31"/>
      <text:p text:style-name="P33">S + O<text:span text:style-name="T3">2</text:span> → SO<text:span text:style-name="T3">2</text:span></text:p>
      <text:p text:style-name="P33"/>
      <text:p text:style-name="P33">2SO<text:span text:style-name="T3">2</text:span> + O<text:span text:style-name="T3">2</text:span> → 2SO<text:span text:style-name="T3">3</text:span></text:p>
      <text:p text:style-name="P33"/>
      <text:p text:style-name="P33">SO<text:span text:style-name="T3">3</text:span> + H<text:span text:style-name="T3">2</text:span>SO<text:span text:style-name="T3">4</text:span> → H<text:span text:style-name="T3">2</text:span>S<text:span text:style-name="T3">2</text:span>O<text:span text:style-name="T3">7</text:span></text:p>
      <text:p text:style-name="P33"/>
      <text:p text:style-name="P33">H<text:span text:style-name="T3">2</text:span>S<text:span text:style-name="T3">2</text:span>O<text:span text:style-name="T3">7</text:span> + H<text:span text:style-name="T3">2</text:span>O → 2H<text:span text:style-name="T3">2</text:span>SO<text:span text:style-name="T3">4</text:span></text:p>
      <text:p text:style-name="P31"/>
      <text:p text:style-name="P31"/>
      <text:p text:style-name="P89">S Užití kyseliny sírové v chemii a technické prax<text:span text:style-name="T66">i</text:span></text:p>
      <text:p text:style-name="P31"/>
      <text:list text:style-name="L6">
        <text:list-item>
          <text:p text:style-name="P103">syntéza org. látek – sulfonace</text:p>
        </text:list-item>
        <text:list-item>
          <text:p text:style-name="P103">výroba léčiv, výbušnin, barviv, hnojiv, plastů</text:p>
        </text:list-item>
      </text:list>
      <text:p text:style-name="P31"/>
      <text:p text:style-name="P31"/>
      <text:p text:style-name="P91">N Výskyt dusíku v přírodě, jeho důležitost pro život</text:p>
      <text:p text:style-name="P31"/>
      <text:p text:style-name="P38">Výskyt: <text:span text:style-name="T73">č</text:span><text:span text:style-name="T72">istý v atmosféře: 78% objemu, ve sloučeninách: čilský ledek (NaNO</text:span><text:span text:style-name="T15">3</text:span><text:span text:style-name="T72">), sanytr (KNO</text:span><text:span text:style-name="T15">3</text:span><text:span text:style-name="T72">), ledek amonný (NH</text:span><text:span text:style-name="T15">4</text:span><text:span text:style-name="T72">NO</text:span><text:span text:style-name="T15">3</text:span><text:span text:style-name="T72">), </text:span><text:span text:style-name="T73">v organismu v aminokyselinách</text:span></text:p>
      <text:p text:style-name="P38"/>
      <text:p text:style-name="P39">Důležitost pro život: biogenní prvek (<text:span text:style-name="T74">je na něm závislý život</text:span><text:span text:style-name="T75">ě</text:span><text:span text:style-name="T74">, veškeré enzymy, potřeba v DNA, tvoří koloběh v přírodě</text:span>)</text:p>
      <text:p text:style-name="P31"/>
      <text:p text:style-name="P91"><text:soft-page-break/>N Výroba a laboratorní příprava dusíku - přípravu popište chemickými rovnicemi</text:p>
      <text:p text:style-name="P31"/>
      <text:p text:style-name="P63">Výroba:<text:span text:style-name="T31"> frakční destilací zkapalněného vzduchu</text:span></text:p>
      <text:p text:style-name="P64"/>
      <text:p text:style-name="P64">Laboratorní příprava:<text:span text:style-name="T31"> </text:span></text:p>
      <text:p text:style-name="P64"/>
      <text:p text:style-name="P64"><text:span text:style-name="T31">Rozkladem nasyceného roztoku NH</text:span><text:span text:style-name="T7">4</text:span><text:span text:style-name="T31">NO</text:span><text:span text:style-name="T7">2</text:span><text:span text:style-name="T31">,</text:span><text:span text:style-name="T7"> </text:span><text:span text:style-name="T40">při pH nižším než 7,0 nebo při teplotách 60-70˚C</text:span></text:p>
      <text:p text:style-name="P40">NH<text:span text:style-name="T3">4</text:span>NO<text:span text:style-name="T3">2</text:span> → N<text:span text:style-name="T3">2</text:span> + 2H<text:span text:style-name="T3">2</text:span>O</text:p>
      <text:p text:style-name="P40"/>
      <text:p text:style-name="P40">Nebo reakcí chloridu amonného s dusitanem sodným za vyšších teplot:</text:p>
      <text:p text:style-name="P40">NH<text:span text:style-name="T3">4</text:span>Cl + NaNO<text:span text:style-name="T3">2</text:span> → N<text:span text:style-name="T3">2</text:span> + NaCl + H<text:span text:style-name="T3">2</text:span>O</text:p>
      <text:p text:style-name="P31"/>
      <text:p text:style-name="P31"/>
      <text:p text:style-name="P91">N Technicky významn<text:span text:style-name="T89">é</text:span> sloučenin<text:span text:style-name="T89">y</text:span> dusíku a jejich užití</text:p>
      <text:p text:style-name="P75"/>
      <text:p text:style-name="P106">amoniak NH<text:span text:style-name="T3">3</text:span> – chladivo</text:p>
      <text:p text:style-name="P106"/>
      <text:p text:style-name="P106">oxid dusný N<text:span text:style-name="T3">2</text:span>O – <text:span text:style-name="T90">legální drogy, </text:span><text:span text:style-name="T91">součást pohonných plynů do bombiček třeba na tvorbu šlehačky, </text:span>dříve jako anestetikum</text:p>
      <text:p text:style-name="P106"/>
      <text:p text:style-name="P106">HNO<text:span text:style-name="T18">2</text:span><text:span text:style-name="T91"> – </text:span><text:span text:style-name="T92">diazotace –</text:span><text:span text:style-name="T91"> </text:span><text:span text:style-name="T92">v syntéze barviv, léčiv i analytické chemii</text:span></text:p>
      <text:p text:style-name="P106"/>
      <text:p text:style-name="P107">HNO<text:span text:style-name="T18">3</text:span><text:span text:style-name="T91"> – </text:span><text:span text:style-name="T93">pasivace kovů, </text:span><text:span text:style-name="T94">součástí Lučavky Královské </text:span><text:span text:style-name="T93">(ve šperkařství)</text:span></text:p>
      <text:p text:style-name="P31"/>
      <text:p text:style-name="P31"/>
      <text:p text:style-name="P91">N Uveďte alespoň jeden oxid dusíku, jeho laboratorní přípravu popište rovnic<text:span text:style-name="T76">í</text:span></text:p>
      <text:p text:style-name="P41"/>
      <text:p text:style-name="P41">oxid dusný (N<text:span text:style-name="T16">2</text:span>O)</text:p>
      <text:p text:style-name="P41"/>
      <text:p text:style-name="P42"><text:span text:style-name="T23">Laboratorní příprava:</text:span><text:span text:style-name="T77"> </text:span><text:span text:style-name="T78">tepelným rozkladem:<text:tab/><text:tab/></text:span>NH<text:span text:style-name="T3">4</text:span>NO<text:span text:style-name="T3">3</text:span> → N<text:span text:style-name="T3">2</text:span>O + 2H<text:span text:style-name="T3">2</text:span>O</text:p>
      <text:p text:style-name="P31"/>
      <text:p text:style-name="P31"/>
      <text:p text:style-name="P91">N Výroba a příprava amoniaku - popište rovnicemi, jeho technické využití</text:p>
      <text:p text:style-name="P31"/>
      <text:p text:style-name="P66">Výroba:<text:span text:style-name="T31"> N</text:span><text:span text:style-name="T7">2</text:span><text:span text:style-name="T31"> + 3H</text:span><text:span text:style-name="T7">2</text:span><text:span text:style-name="T31"> → 2NH</text:span><text:span text:style-name="T7">3</text:span><text:span text:style-name="T31"><text:tab/><text:tab/><text:tab/>teplota 450˚C, tlak 10-100 MPa, kat. Fe + Al</text:span><text:span text:style-name="T7">2</text:span><text:span text:style-name="T31">O</text:span><text:span text:style-name="T7">3</text:span><text:span text:style-name="T31"> + K</text:span><text:span text:style-name="T7">2</text:span><text:span text:style-name="T31">O</text:span></text:p>
      <text:p text:style-name="P66"/>
      <text:p text:style-name="P66">Laboratorní příprava:</text:p>
      <text:p text:style-name="P66"/>
      <text:p text:style-name="P45">reakcí amonných solí s roztoky silných zásad např.:</text:p>
      <text:p text:style-name="P96"><text:span text:style-name="T53"><text:tab/>NH</text:span><text:span text:style-name="T55">4</text:span><text:span text:style-name="T53">Cl + NaOH → NaCl + NH</text:span><text:span text:style-name="T55">3</text:span><text:span text:style-name="T53"> ↑ </text:span><text:span text:style-name="T54">+ H</text:span><text:span text:style-name="T56">2</text:span><text:span text:style-name="T54">O</text:span></text:p>
      <text:p text:style-name="P31"/>
      <text:p text:style-name="P67">Technické využití:<text:span text:style-name="T31"> </text:span><text:span text:style-name="T41">chladivo</text:span></text:p>
      <text:p text:style-name="P31"/>
      <text:p text:style-name="P31"/>
      <text:p text:style-name="P91">N Význam kyseliny dusité v chemickém průmyslu</text:p>
      <text:p text:style-name="P31"/>
      <text:p text:style-name="P43">diazotace – tato reakce má využití v syntéze barviv, léčiv i analytické chemi<text:span text:style-name="T79">i</text:span></text:p>
      <text:p text:style-name="P31"/>
      <text:p text:style-name="P91"><text:soft-page-break/>N Výroba kyseliny dusičné - popište rovnicemi a její význam pro chemický průmysl</text:p>
      <text:p text:style-name="P31"/>
      <text:list text:style-name="L7">
        <text:list-item>
          <text:p text:style-name="P104">N<text:span text:style-name="T3">2</text:span> + 3H<text:span text:style-name="T3">2</text:span> → 2NH<text:span text:style-name="T3">3</text:span></text:p>
        </text:list-item>
        <text:list-item>
          <text:p text:style-name="P104">4NH<text:span text:style-name="T3">3</text:span> + 5O<text:span text:style-name="T3">2</text:span> → 4NO + 6H<text:span text:style-name="T3">2</text:span>O</text:p>
        </text:list-item>
        <text:list-item>
          <text:p text:style-name="P104">2NO + O<text:span text:style-name="T3">2</text:span> → NO<text:span text:style-name="T3">2</text:span></text:p>
        </text:list-item>
        <text:list-item>
          <text:p text:style-name="P104">2NO<text:span text:style-name="T3">2</text:span> + H<text:span text:style-name="T3">2</text:span>O → HNO<text:span text:style-name="T3">2</text:span> + HNO<text:span text:style-name="T3">3</text:span></text:p>
        </text:list-item>
      </text:list>
      <text:p text:style-name="P44"/>
      <text:p text:style-name="P44">Vzniklá kys. dusitá se rozkládá</text:p>
      <text:p text:style-name="P44">3HNO<text:span text:style-name="T3">2</text:span> → HNO<text:span text:style-name="T3">3</text:span> + 2NO + H<text:span text:style-name="T3">2</text:span>O</text:p>
      <text:p text:style-name="P65"/>
      <text:p text:style-name="P65">Význam pro chemický průmysl:<text:span text:style-name="T31"> </text:span><text:span text:style-name="T46">pasivace kovů, </text:span><text:span text:style-name="T42">součástí Lučavky Královské </text:span><text:span text:style-name="T46">(ve šperkařství)</text:span></text:p>
      <text:p text:style-name="P31"/>
      <text:p text:style-name="P31"/>
      <text:p text:style-name="P91">N Užití dusičnanů, který z nich se těží a jak<text:span text:style-name="T80">é</text:span> jsou jejich triviální názvy</text:p>
      <text:p text:style-name="P31"/>
      <text:p text:style-name="P49">dusičnan sodný <text:span text:style-name="T86">NaNO</text:span><text:span text:style-name="T17">3</text:span> – čilský ledek</text:p>
      <text:p text:style-name="P48">dusičnan draselný <text:span text:style-name="T86">KNO</text:span><text:span text:style-name="T17">3</text:span> – sanyt<text:span text:style-name="T87">r</text:span></text:p>
      <text:p text:style-name="P48"><text:span text:style-name="T85">dusičnan</text:span> amonný – ledek amonný</text:p>
      <text:p text:style-name="P50"/>
      <text:p text:style-name="P71">Užití:<text:span text:style-name="T31"> </text:span><text:span text:style-name="T44">hnojiva, </text:span><text:span text:style-name="T31">výroba střelného prachu </text:span><text:span text:style-name="T43">(KNO</text:span><text:span text:style-name="T13">3</text:span><text:span text:style-name="T43"> a NaNO</text:span><text:span text:style-name="T13">3</text:span><text:span text:style-name="T43">)</text:span><text:span text:style-name="T31">,</text:span><text:span text:style-name="T43"> </text:span><text:span text:style-name="T31">konzervanty </text:span><text:span text:style-name="T43">v</text:span><text:span text:style-name="T31"> masných výrob</text:span><text:span text:style-name="T43">cích</text:span></text:p>
      <text:p text:style-name="P31"/>
      <text:p text:style-name="P70">Těží se:<text:span text:style-name="T31"> </text:span><text:span text:style-name="T45">čilský ledek (dusičnan sodný NaNO</text:span><text:span text:style-name="T14">3</text:span><text:span text:style-name="T45">)</text:span></text:p>
      <text:p text:style-name="P31"/>
      <text:p text:style-name="P31"/>
      <text:p text:style-name="P93">P Fosfor - výskyt a jeho důležitost pro život</text:p>
      <text:p text:style-name="P31"/>
      <text:p text:style-name="P68">Výskyt:<text:span text:style-name="T31"> v kostech a zubech živočichů, součástí řetězce DNA</text:span></text:p>
      <text:p text:style-name="P46"><text:tab/> <text:s/><text:span text:style-name="T82">v minerálech: fluorapatit, chlorapatit, fosforit</text:span></text:p>
      <text:p text:style-name="P31"/>
      <text:p text:style-name="P46"><text:span text:style-name="T19">Důležitost pro život:</text:span> biogenní prvek (<text:span text:style-name="T81">fosfáty – spoje ve vláknech DNA; přenáší energii v těle</text:span>)</text:p>
      <text:p text:style-name="P31"/>
      <text:p text:style-name="P31"/>
      <text:p text:style-name="P93">P Jaký chloridy fosforu znáte a jak reagují s vodou - popište chemickými rovnicemi</text:p>
      <text:p text:style-name="P31"/>
      <text:p text:style-name="P47">PCl<text:span text:style-name="T3">3</text:span> a PCl<text:span text:style-name="T3">5</text:span></text:p>
      <text:p text:style-name="P47"/>
      <text:p text:style-name="P69">S vodou hydrolyzují:</text:p>
      <text:p text:style-name="P47"/>
      <text:p text:style-name="P47">PCl<text:span text:style-name="T3">3</text:span> + 3H<text:span text:style-name="T3">2</text:span>O → H<text:span text:style-name="T3">3</text:span>PO<text:span text:style-name="T3">3</text:span> + 3HCl</text:p>
      <text:p text:style-name="P47">PCl<text:span text:style-name="T3">5</text:span> + 4H<text:span text:style-name="T3">2</text:span>O → H<text:span text:style-name="T3">3</text:span>PO<text:span text:style-name="T3">4</text:span> + 5HCl</text:p>
      <text:p text:style-name="P31"/>
      <text:p text:style-name="P31"/>
      <text:p text:style-name="P93">P Technický význam fosforečnanů</text:p>
      <text:p text:style-name="P31"/>
      <text:p text:style-name="P105">hnojiva</text:p>
      <text:p text:style-name="P31"/>
      <text:p text:style-name="P31"/>
      <text:p text:style-name="P84"><text:soft-page-break/><text:span text:style-name="T83">As</text:span> Mechanismus účinků arsenu na lidský organismus</text:p>
      <text:p text:style-name="P31"/>
      <text:p text:style-name="P109">V těle se přeměňuje na oxid arsenitý As<text:span text:style-name="T3">2</text:span>O<text:span text:style-name="T3">3</text:span>, ať už se do těla dostane ve formě jakékoliv sloučeniny. Oxid arsenitý je velmi jedovatý.</text:p>
      <text:p text:style-name="P31"/>
      <text:p text:style-name="P31"/>
      <text:p text:style-name="P80">C Výskyt uhlíku v přírodě, jeho význam pro život</text:p>
      <text:p text:style-name="P31"/>
      <text:p text:style-name="P31"/>
      <text:p text:style-name="P31"/>
      <text:p text:style-name="P31"/>
      <text:p text:style-name="P80">C Modifikace uhlíku a jejich vlastnosti</text:p>
      <text:p text:style-name="P31"/>
      <text:p text:style-name="P31"/>
      <text:p text:style-name="P31"/>
      <text:p text:style-name="P31"/>
      <text:p text:style-name="P80">C Zdroje uhlíku, jeho výroba</text:p>
      <text:p text:style-name="P80"/>
      <text:p text:style-name="P80"/>
      <text:p text:style-name="P80"/>
      <text:p text:style-name="P80">C Výroba, vlastnosti a užití aktivního uhlí</text:p>
      <text:p text:style-name="P31"/>
      <text:p text:style-name="P31"/>
      <text:p text:style-name="P31"/>
      <text:p text:style-name="P31"/>
      <text:p text:style-name="P80">C Oxidy uhlíku - jejich rozdílné vlastnosti a toxicita</text:p>
      <text:p text:style-name="P31"/>
      <text:p text:style-name="P31"/>
      <text:p text:style-name="P31"/>
      <text:p text:style-name="P31"/>
      <text:p text:style-name="P80">C Výroba a laboratorní příprava oxidu uhličitého - popište rovnicemi</text:p>
      <text:p text:style-name="P31"/>
      <text:p text:style-name="P31"/>
      <text:p text:style-name="P31"/>
      <text:p text:style-name="P31"/>
      <text:p text:style-name="P80">C Formy oxidu uhličitého a jejich využití</text:p>
      <text:p text:style-name="P31"/>
      <text:p text:style-name="P31"/>
      <text:p text:style-name="P31"/>
      <text:p text:style-name="P31"/>
      <text:p text:style-name="P80">C Chemické kypření těsta - látky užívané a mechanismus jejich působení</text:p>
      <text:p text:style-name="P31"/>
      <text:p text:style-name="P31"/>
      <text:p text:style-name="P31"/>
      <text:p text:style-name="P31"/>
      <text:p text:style-name="P31"/>
      <text:p text:style-name="P31"/>
      <text:p text:style-name="P80"><text:soft-page-break/>C Přechodná tvrdost vody a vznik kotelního kamene - popište které látky ji způsobují a jak se projevuje.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4T11:01:42.143535263</dc:date>
    <meta:editing-duration>P1DT11H42M53S</meta:editing-duration>
    <meta:editing-cycles>49</meta:editing-cycles>
    <meta:generator>LibreOffice/7.5.0.3$Linux_X86_64 LibreOffice_project/50$Build-3</meta:generator>
    <meta:document-statistic meta:table-count="0" meta:image-count="0" meta:object-count="0" meta:page-count="11" meta:paragraph-count="218" meta:word-count="2003" meta:character-count="12339" meta:non-whitespace-character-count="10379"/>
  </office:meta>
</office:document-meta>
</file>